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indent="1.499cm" style:auto-text-indent="false"/>
    </style:style>
    <style:style style:name="P2" style:family="paragraph" style:parent-style-name="Text_20_body">
      <style:paragraph-properties fo:margin-left="0cm" fo:margin-right="0cm" fo:text-indent="1.499cm" style:auto-text-indent="false"/>
      <style:text-properties fo:font-style="italic" style:font-style-asian="italic" style:font-style-complex="italic"/>
    </style:style>
    <style:style style:name="P3" style:family="paragraph" style:parent-style-name="Text_20_body">
      <style:paragraph-properties fo:margin-left="0cm" fo:margin-right="0cm" fo:text-indent="1.499cm" style:auto-text-indent="false"/>
      <style:text-properties fo:font-style="normal" style:font-style-asian="normal" style:font-style-complex="normal"/>
    </style:style>
    <style:style style:name="P4" style:family="paragraph" style:parent-style-name="Text_20_body">
      <style:paragraph-properties fo:margin-left="0cm" fo:margin-right="0cm" fo:text-indent="0cm" style:auto-text-indent="false" fo:break-before="page"/>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studo realizado</text:h>
      <text:p text:style-name="Text_20_body"/>
      <text:h text:style-name="Heading_20_2" text:outline-level="2">Scanners utilizados</text:h>
      <text:p text:style-name="P1">Nesse estudo foram utilizados n scanners de vulnerabilidade freewares ou open source. As seções a seguir descrevem brevemente esses scanners.</text:p>
      <text:h text:style-name="Heading_20_3" text:outline-level="3">Arachni</text:h>
      <text:p text:style-name="P2">Arachni is a feature-full, modular, high-performance Ruby framework aimed towards helping penetration testers and administrators evaluate the security of web applications. Unlike other scanners, Arachni takes into account the dynamic nature of web applications and can detect changes caused while travelling through the paths of a web application's cyclomatic complexity<text:span text:style-name="T2">[1].</text:span></text:p>
      <text:p text:style-name="P3">Arachni é um framework para auditoria de aplicações web capaz de detectar grande parte das vulnerabilidades conhecidas. Ele suporta extensões, ou seja, módulos para detecção de novas vulnerabilidades podem ser desenvolvidos e acoplados ao scanner principal.</text:p>
      <text:p text:style-name="P2"><text:span text:style-name="T2">Três interfaces principais estão disponíveis: linha de comando, interface web e XMLRPC, permitindo que outras aplicações interajam com o scanner.</text:span></text:p>
      <text:p text:style-name="P2"><text:span text:style-name="T2">Várias aplicações podem ser scanneadas em paralelo</text:span></text:p>
      <text:p text:style-name="P2"><text:span text:style-name="T2">Além disso, é um projeto de código aberto e bem documentado, o que facilita seu uso e integração.</text:span></text:p>
      <text:p text:style-name="P4"><text:span text:style-name="T2">[1] Arachni – Web Application Security Framework. Disponíivel em http://zapotek.github.com/arachn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5-25T19:46:23.15</meta:creation-date>
    <dc:date>2011-05-25T20:43:15.20</dc:date>
    <meta:editing-duration>PT56M50S</meta:editing-duration>
    <meta:editing-cycles>10</meta:editing-cycles>
    <meta:generator>LibreOffice/3.4$Win32 LibreOffice_project/340m1$Build-11</meta:generator>
    <meta:document-statistic meta:table-count="0" meta:image-count="0" meta:object-count="0" meta:page-count="2" meta:paragraph-count="0" meta:word-count="166" meta:character-count="1205" meta:non-whitespace-character-count="1049"/>
  </office:meta>
</office:document-meta>
</file>